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Apresentação –</text:p>
      <text:p text:style-name="Standard">Desenho a representar os sensores e os atuadores</text:p>
      <text:p text:style-name="Standard">Atuadores(fazer alguma coisa)</text:p>
      <text:p text:style-name="Standard">No caso dos comboios existe o sensor e as cancelas serão os atuadores</text:p>
      <text:p text:style-name="Standard">Adicionar no<text:s/>relatório uma página a explicar o tema</text:p>
      <text:p text:style-name="Standard"/>
      <text:p text:style-name="Standard"/>
      <text:p text:style-name="Standard">Tema – Parque de Estacionamento</text:p>
      <text:p text:style-name="Standard">O que se vai passar na situação –</text:p>
      <text:p text:style-name="Standard">Indica se existem lugares livres ou se essa linha está cheia.<text:line-break/>Cada linha têm 20 lugares totais.</text:p>
      <text:p text:style-name="Standard">Indica se o parque está cheio ou se existem lugares livres.</text:p>
      <text:p text:style-name="Standard">Fecha cancelas se estiver che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nsores utilizar o R1, R2</text:p>
      <text:p text:style-name="Standard">Atuadores utilizar os setores da RAM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uarte Campos</dc:creator>
    <meta:creation-date>2017-11-30T11:05:00Z</meta:creation-date>
    <dc:date>2017-12-05T16:28:00Z</dc:date>
    <meta:template xlink:href="Normal.dotm" xlink:type="simple"/>
    <meta:editing-cycles>7</meta:editing-cycles>
    <meta:editing-duration>PT3480S</meta:editing-duration>
    <meta:document-statistic meta:page-count="1" meta:paragraph-count="1" meta:word-count="85" meta:character-count="547" meta:row-count="3" meta:non-whitespace-character-count="463"/>
  </office:meta>
</office:document-meta>
</file>